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2f2187"/>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rsid="002b859d" officeooo:paragraph-rsid="002b859d"/>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officeooo:paragraph-rsid="001f714a"/>
    </style:style>
    <style:style style:name="P21"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officeooo:paragraph-rsid="00214065"/>
    </style:style>
    <style:style style:name="P22"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officeooo:rsid="00224d04" officeooo:paragraph-rsid="00224d04"/>
    </style:style>
    <style:style style:name="P23"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officeooo:rsid="0024bbfe" officeooo:paragraph-rsid="0024bbfe"/>
    </style:style>
    <style:style style:name="P24" style:family="paragraph" style:parent-style-name="Text_20_body">
      <style:text-properties fo:language="ru" fo:country="RU"/>
    </style:style>
    <style:style style:name="P25" style:family="paragraph" style:parent-style-name="Text_20_body">
      <style:paragraph-properties fo:text-align="justify" style:justify-single-word="false"/>
      <style:text-properties fo:language="ru" fo:country="RU"/>
    </style:style>
    <style:style style:name="P26" style:family="paragraph" style:parent-style-name="Text_20_body">
      <style:paragraph-properties fo:text-align="justify" style:justify-single-word="false"/>
    </style:style>
    <style:style style:name="P27" style:family="paragraph" style:parent-style-name="Text_20_body">
      <style:paragraph-properties fo:margin-top="0cm" fo:margin-bottom="0.212cm" style:contextual-spacing="false" fo:text-align="justify" style:justify-single-word="false"/>
      <style:text-properties fo:language="ru" fo:country="RU"/>
    </style:style>
    <style:style style:name="P28" style:family="paragraph" style:parent-style-name="Text_20_body">
      <style:paragraph-properties fo:margin-top="0cm" fo:margin-bottom="0.212cm" style:contextual-spacing="false" fo:text-align="justify" style:justify-single-word="false"/>
      <style:text-properties fo:language="en" fo:country="US"/>
    </style:style>
    <style:style style:name="P29"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0"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1"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b859d" officeooo:paragraph-rsid="002b859d"/>
    </style:style>
    <style:style style:name="P32"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4" style:family="paragraph" style:parent-style-name="First_20_line_20_indent">
      <style:text-properties fo:language="ru" fo:country="RU"/>
    </style:style>
    <style:style style:name="P35" style:family="paragraph" style:parent-style-name="First_20_line_20_indent">
      <style:text-properties fo:font-size="15pt" fo:language="ru" fo:country="RU" style:font-size-asian="15pt" style:font-size-complex="15pt"/>
    </style:style>
    <style:style style:name="P36" style:family="paragraph" style:parent-style-name="First_20_line_20_indent">
      <style:paragraph-properties fo:margin-left="0cm" fo:margin-right="0cm" fo:text-indent="0cm" style:auto-text-indent="false"/>
      <style:text-properties fo:language="ru" fo:country="RU"/>
    </style:style>
    <style:style style:name="P37"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9"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4" style:family="paragraph" style:parent-style-name="Text_20_body">
      <style:paragraph-properties fo:margin-left="0cm" fo:margin-right="0cm" fo:text-align="justify" style:justify-single-word="false" fo:text-indent="0cm" style:auto-text-indent="false"/>
    </style:style>
    <style:style style:name="P45"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cm" style:auto-text-indent="false"/>
      <style:text-properties fo:language="en" fo:country="US"/>
    </style:style>
    <style:style style:name="P47" style:family="paragraph" style:parent-style-name="Text_20_body">
      <style:paragraph-properties fo:margin-left="0cm" fo:margin-right="0cm" fo:text-align="center" style:justify-single-word="false" fo:text-indent="0cm" style:auto-text-indent="false"/>
    </style:style>
    <style:style style:name="P48" style:family="paragraph" style:parent-style-name="Heading_20_1">
      <style:paragraph-properties fo:margin-left="0cm" fo:margin-right="0cm" fo:text-align="center" style:justify-single-word="false" fo:text-indent="0.499cm" style:auto-text-indent="false"/>
    </style:style>
    <style:style style:name="P49"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officeooo:rsid="0024bbfe" officeooo:paragraph-rsid="00224d04"/>
    </style:style>
    <style:style style:name="P50"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officeooo:rsid="0020cdf4" officeooo:paragraph-rsid="001fce11"/>
    </style:style>
    <style:style style:name="P51" style:family="paragraph" style:parent-style-name="Heading_20_2">
      <style:text-properties fo:language="ru" fo:country="RU"/>
    </style:style>
    <style:style style:name="P52" style:family="paragraph" style:parent-style-name="Heading_20_2">
      <style:paragraph-properties fo:margin-left="0cm" fo:margin-right="0cm" fo:text-indent="0.499cm" style:auto-text-indent="false"/>
    </style:style>
    <style:style style:name="P53" style:family="paragraph" style:parent-style-name="First_20_line_20_indent" style:list-style-name="L17">
      <style:text-properties fo:language="ru" fo:country="RU"/>
    </style:style>
    <style:style style:name="P54" style:family="paragraph" style:parent-style-name="First_20_line_20_indent" style:list-style-name="L18">
      <style:text-properties fo:language="ru" fo:country="RU"/>
    </style:style>
    <style:style style:name="P55" style:family="paragraph" style:parent-style-name="First_20_line_20_indent" style:list-style-name="L18">
      <style:paragraph-properties fo:margin-left="0cm" fo:margin-right="0cm" fo:text-indent="0cm" style:auto-text-indent="false"/>
      <style:text-properties fo:language="ru" fo:country="RU"/>
    </style:style>
    <style:style style:name="P56" style:family="paragraph" style:parent-style-name="Text_20_body" style:list-style-name="L1">
      <style:paragraph-properties fo:text-align="justify" style:justify-single-word="false"/>
    </style:style>
    <style:style style:name="P57" style:family="paragraph" style:parent-style-name="Text_20_body" style:list-style-name="L1">
      <style:paragraph-properties fo:text-align="justify" style:justify-single-word="false"/>
      <style:text-properties fo:language="ru" fo:country="RU"/>
    </style:style>
    <style:style style:name="P58" style:family="paragraph" style:parent-style-name="Text_20_body" style:list-style-name="L2">
      <style:paragraph-properties fo:text-align="justify" style:justify-single-word="false"/>
      <style:text-properties fo:language="ru" fo:country="RU"/>
    </style:style>
    <style:style style:name="P59" style:family="paragraph" style:parent-style-name="Text_20_body" style:list-style-name="L9">
      <style:paragraph-properties fo:text-align="justify" style:justify-single-word="false"/>
      <style:text-properties fo:language="ru" fo:country="RU"/>
    </style:style>
    <style:style style:name="P60" style:family="paragraph" style:parent-style-name="Text_20_body" style:list-style-name="L10">
      <style:paragraph-properties fo:text-align="justify" style:justify-single-word="false"/>
      <style:text-properties fo:language="ru" fo:country="RU"/>
    </style:style>
    <style:style style:name="P61" style:family="paragraph" style:parent-style-name="Text_20_body" style:list-style-name="L11">
      <style:paragraph-properties fo:text-align="justify" style:justify-single-word="false"/>
      <style:text-properties fo:language="ru" fo:country="RU"/>
    </style:style>
    <style:style style:name="P62" style:family="paragraph" style:parent-style-name="Text_20_body" style:list-style-name="L3">
      <style:text-properties fo:language="ru" fo:country="RU"/>
    </style:style>
    <style:style style:name="P63" style:family="paragraph" style:parent-style-name="Text_20_body" style:list-style-name="L3">
      <style:text-properties fo:language="ru" fo:country="RU" officeooo:rsid="001de8ed" officeooo:paragraph-rsid="001de8ed"/>
    </style:style>
    <style:style style:name="P64" style:family="paragraph" style:parent-style-name="Text_20_body" style:list-style-name="L7">
      <style:text-properties fo:language="ru" fo:country="RU"/>
    </style:style>
    <style:style style:name="P65" style:family="paragraph" style:parent-style-name="Text_20_body" style:list-style-name="L8">
      <style:text-properties fo:language="ru" fo:country="RU"/>
    </style:style>
    <style:style style:name="P66"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6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6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6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0"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1"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72"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73"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4"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5"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76"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77"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78"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79" style:family="paragraph" style:parent-style-name="Text_20_body" style:list-style-name="L22">
      <style:paragraph-properties fo:margin-top="0cm" fo:margin-bottom="0.212cm" style:contextual-spacing="false" fo:text-align="justify" style:justify-single-word="false"/>
      <style:text-properties fo:language="en" fo:country="US"/>
    </style:style>
    <style:style style:name="P80" style:family="paragraph" style:parent-style-name="Text_20_body" style:list-style-name="L22">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1f714a"/>
    </style:style>
    <style:style style:name="T3" style:family="text">
      <style:text-properties fo:language="ru" fo:country="RU" officeooo:rsid="001fce11"/>
    </style:style>
    <style:style style:name="T4" style:family="text">
      <style:text-properties fo:language="ru" fo:country="RU" officeooo:rsid="0020cdf4"/>
    </style:style>
    <style:style style:name="T5" style:family="text">
      <style:text-properties fo:language="ru" fo:country="RU" officeooo:rsid="00214065"/>
    </style:style>
    <style:style style:name="T6" style:family="text">
      <style:text-properties fo:language="ru" fo:country="RU" officeooo:rsid="00224d04"/>
    </style:style>
    <style:style style:name="T7" style:family="text">
      <style:text-properties fo:language="ru" fo:country="RU" officeooo:rsid="0022e4ce"/>
    </style:style>
    <style:style style:name="T8" style:family="text">
      <style:text-properties fo:language="ru" fo:country="RU" officeooo:rsid="0024bbfe"/>
    </style:style>
    <style:style style:name="T9" style:family="text">
      <style:text-properties fo:language="ru" fo:country="RU" officeooo:rsid="0027b494"/>
    </style:style>
    <style:style style:name="T10" style:family="text">
      <style:text-properties fo:language="ru" fo:country="RU" officeooo:rsid="0029a0c9"/>
    </style:style>
    <style:style style:name="T11" style:family="text">
      <style:text-properties fo:language="ru" fo:country="RU" officeooo:rsid="002f2187"/>
    </style:style>
    <style:style style:name="T12" style:family="text">
      <style:text-properties fo:language="ru" fo:country="RU" officeooo:rsid="002fb3c6"/>
    </style:style>
    <style:style style:name="T13" style:family="text">
      <style:text-properties fo:language="ru" fo:country="RU" officeooo:rsid="00307f9a"/>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1eae7f"/>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font-style="italic" officeooo:rsid="0029a0c9" style:font-style-asian="italic" style:font-style-complex="italic"/>
    </style:style>
    <style:style style:name="T21" style:family="text">
      <style:text-properties fo:color="#6666ff" fo:language="ru" fo:country="RU"/>
    </style:style>
    <style:style style:name="T22" style:family="text">
      <style:text-properties fo:color="#800000" fo:language="ru" fo:country="RU"/>
    </style:style>
    <style:style style:name="T23" style:family="text">
      <style:text-properties fo:color="#ff6600"/>
    </style:style>
    <style:style style:name="T24" style:family="text">
      <style:text-properties fo:color="#ff6600" fo:language="ru" fo:country="RU"/>
    </style:style>
    <style:style style:name="T25" style:family="text">
      <style:text-properties fo:color="#ff6600" fo:language="ru" fo:country="RU" fo:font-style="normal" style:font-style-asian="normal" style:font-style-complex="normal"/>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fo:background-color="transparent"/>
    </style:style>
    <style:style style:name="T29" style:family="text">
      <style:text-properties officeooo:rsid="001de8ed"/>
    </style:style>
    <style:style style:name="T30" style:family="text">
      <style:text-properties officeooo:rsid="00214065"/>
    </style:style>
    <style:style style:name="T31" style:family="text">
      <style:text-properties officeooo:rsid="0029a0c9"/>
    </style:style>
    <style:style style:name="T32" style:family="text">
      <style:text-properties officeooo:rsid="002b859d"/>
    </style:style>
    <style:style style:name="T33" style:family="text">
      <style:text-properties officeooo:rsid="002c0591"/>
    </style:style>
    <style:style style:name="T34" style:family="text">
      <style:text-properties officeooo:rsid="002f21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soft-page-break/><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9081967610074047558" text:style-name="L1">
        <text:list-item>
          <text:p text:style-name="P56">добавить детектив <text:span text:style-name="T1">(реализовано)</text:span>+ магические уроки/трактаты Старсвирла</text:p>
        </text:list-item>
        <text:list-item>
          <text:p text:style-name="P57">Терра несколько раз пытается убить Макса (один раз — в аквапарке). Несколько раз Макса спасает Селестия (даёт приказы Нексусу)</text:p>
        </text:list-item>
        <text:list-item>
          <text:p text:style-name="P57">Книги:</text:p>
        </text:list-item>
      </text:list>
      <text:list xml:id="list470028515734963953" text:style-name="L2">
        <text:list-item>
          <text:p text:style-name="P58">«Великие грифоны прошлого» - из канона (5<text:span text:style-name="T14">s8e)</text:span></text:p>
        </text:list-item>
        <text:list-item>
          <text:p text:style-name="P58">«Высшие заклинания в повседневном использовании: от песчинки до дворца»</text:p>
        </text:list-item>
        <text:list-item>
          <text:p text:style-name="P58">«Малоизвестные аспекты магии трансформаций»</text:p>
        </text:list-item>
        <text:list-item>
          <text:p text:style-name="P5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8">Дасти Вейфарер «Зебрианская культура, быт и фольклор»</text:p>
        </text:list-item>
        <text:list-item>
          <text:p text:style-name="P58">«Краткая история Эквестрии»</text:p>
        </text:list-item>
        <text:list-item>
          <text:p text:style-name="P58">«Шедевры архитектуры Эквестрии» с разделом о Кантерлотском Королевском Дворце</text:p>
        </text:list-item>
        <text:list-item>
          <text:p text:style-name="P58">«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879892415798576181" text:style-name="L3">
        <text:list-item>
          <text:p text:style-name="P62">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2">Селестия — переменчивая пони. В одно время не строгая, а в другое может быть такой, что страшно становится</text:p>
        </text:list-item>
        <text:list-item>
          <text:p text:style-name="P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2">Около 820-ти лет назад будущий маг Лайтнинг Стар поступил на обучение к наставнику Тииспоту</text:p>
        </text:list-item>
        <text:list-item>
          <text:p text:style-name="P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2">У Селестии грива и хвост развеваются и переливаются от магического шампуня</text:p>
        </text:list-item>
        <text:list-item>
          <text:p text:style-name="P62">Тело Селестии очень крепкое — может выдержать несколько тонн земли</text:p>
        </text:list-item>
        <text:list-item>
          <text:p text:style-name="P62">Дискорд намного старше принцесс, его магия сильнее ихней на голову</text:p>
        </text:list-item>
        <text:list-item>
          <text:p text:style-name="P62">Луна младше Селестии на 3 года. Сёстрам около 5000 лет</text:p>
        </text:list-item>
        <text:list-item>
          <text:p text:style-name="P62">Принцессы начали войну с Дискордом в возрасте, когда им было около 700 лет — и продолжалась война почти сто лет</text:p>
        </text:list-item>
        <text:list-item>
          <text:p text:style-name="P62">Самый главный враг сестёр и Дискорда — скука</text:p>
        </text:list-item>
        <text:list-item>
          <text:p text:style-name="P63">В Эквестрии на одного жеребца приходится пять кобыл</text:p>
        </text:list-item>
        <text:list-item>
          <text:p text:style-name="P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2">Селестия в первые полторы тысячи лет путешествовала — и заварила несколько войн (две — с Эквестрией, в одной была против Луны)</text:p>
        </text:list-item>
        <text:list-item>
          <text:p text:style-name="P62">Настоящий цвет гривы Селестии — клубнично-розовая. Радужный цвет гривы и хвоста поддерживается магией</text:p>
        </text:list-item>
        <text:list-item>
          <text:p text:style-name="P62">Кроме Дискорда, старше сестёр ещё старейшина драконов</text:p>
        </text:list-item>
        <text:list-item>
          <text:p text:style-name="P62">Кэйденс не прожила и 60-ти лет и является низкорожденной</text:p>
        </text:list-item>
        <text:list-item>
          <text:p text:style-name="P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2">Народ тихо фигел от нововведений и с ещё большим ожесточением продолжал делать по-своему</text:p>
        </text:list-item>
        <text:list-item>
          <text:p text:style-name="P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2"><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2">Когда пони женятся, они обмениваются ножными браслетами</text:p>
        </text:list-item>
        <text:list-item>
          <text:p text:style-name="P62">Светилами, кроме сестёр, могут управлять единороги (группы), Дискорд, Твайлайт и Старсвирл</text:p>
        </text:list-item>
        <text:list-item>
          <text:p text:style-name="P62">Королева Кризалис — правительница Зелёной Долины</text:p>
        </text:list-item>
        <text:list-item>
          <text:p text:style-name="P62">Мать Луны и Селестии — аликорн Лорен. Мать Дискорда — Алиса (пони-человек)</text:p>
        </text:list-item>
        <text:list-item>
          <text:p text:style-name="P62">Сомбра куда более могущественный маг, чем Старсвирл</text:p>
        </text:list-item>
      </text:list>
      <text:p text:style-name="P1"/>
      <text:h text:style-name="P51" text:outline-level="2"/>
      <text:p text:style-name="P26"/>
      <text:p text:style-name="P26">Сюжет (детально)</text:p>
      <text:p text:style-name="P26">Терра</text:p>
      <text:p text:style-name="P26">Замок принцесс</text:p>
      <text:p text:style-name="P26">Кантерлот</text:p>
      <text:p text:style-name="P26">Рассказ Селестии (“1001 ночь”)</text:p>
      <text:p text:style-name="P26">ЛСД-чаепитие</text:p>
      <text:p text:style-name="P26">Рейд пони-рэйнджеров</text:p>
      <text:p text:style-name="P26">Рейд пони-рэйнджеров-2 (продолжение рейда пони-рэйнджеров)</text:p>
      <text:p text:style-name="P26">Продолжение ЛСД-чаепития</text:p>
      <text:p text:style-name="P26">В библиотеке замка Селестии</text:p>
      <text:p text:style-name="P26">Понивилль</text:p>
      <text:p text:style-name="P26">Знакомство с Элементами Гармонии</text:p>
      <text:p text:style-name="P26">Первый сеанс двойного сна. Рэрити</text:p>
      <text:p text:style-name="P26">День с Пинки</text:p>
      <text:p text:style-name="P26">День с Рэйнбоу Дэш</text:p>
      <text:p text:style-name="P26">Сон Рэрити</text:p>
      <text:p text:style-name="P26">Первый сон РД. Рекурсия</text:p>
      <text:p text:style-name="P26">Второй сон РД. Праздник опавших листьев</text:p>
      <text:p text:style-name="P26">Третий сон РД. Fallout</text:p>
      <text:p text:style-name="P26">Четвёртый сон РД. Объединяющий</text:p>
      <text:p text:style-name="P26">Исчезновение Селестии</text:p>
      <text:p text:style-name="P26">Поиск решения</text:p>
      <text:p text:style-name="P26">Поход к замку Принцес-2</text:p>
      <text:p text:style-name="P26">Терра</text:p>
      <text:p text:style-name="P26">Прибытие</text:p>
      <text:p text:style-name="P26">Поиски</text:p>
      <text:p text:style-name="P26"><text:soft-page-break/>Безнадёжность</text:p>
      <text:p text:style-name="P26">След</text:p>
      <text:p text:style-name="P26">Земля</text:p>
      <text:p text:style-name="P26"/>
      <text:h text:style-name="Heading_20_2" text:outline-level="2">Действующие лица</text:h>
      <text:h text:style-name="Heading_20_3" text:outline-level="3">Макс</text:h>
      <text:p text:style-name="P2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6">Искусственный интеллект. Создан Владом и Максом. Разработан для управления корпорациями.</text:p>
      <text:h text:style-name="Heading_20_3" text:outline-level="3">Селестия</text:h>
      <text:p text:style-name="P2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4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4">Единорог. Холост, молод, мечтателен. Живёт в Кантерлоте. В свободное время рисует облака.</text:p>
      <text:h text:style-name="Heading_20_3" text:outline-level="3">Алекс</text:h>
      <text:p text:style-name="P44">Менеджер проектов, над одним из которых (Нексус) работает Макс.</text:p>
      <text:h text:style-name="Heading_20_3" text:outline-level="3">Ростик</text:h>
      <text:p text:style-name="P44">Лидер команды тестировщиков</text:p>
      <text:h text:style-name="Heading_20_3" text:outline-level="3">Стас</text:h>
      <text:p text:style-name="P44">Программист-новичок в команде Макса.</text:p>
      <text:h text:style-name="Heading_20_3" text:outline-level="3"><text:soft-page-break/>Рома</text:h>
      <text:p text:style-name="P44">Программист в команде UI-программистов</text:p>
      <text:h text:style-name="Heading_20_3" text:outline-level="3">Анджела</text:h>
      <text:p text:style-name="P44">Сисадмин. Флиртует с Максом.</text:p>
      <text:p text:style-name="P44"/>
      <text:h text:style-name="Heading_20_2" text:outline-level="2">Положения</text:h>
      <text:p text:style-name="P44">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4">Трактат Старсвирла Бородатого “Основы магического искусства”</text:p>
      <text:h text:style-name="Heading_20_2" text:outline-level="2">Сюжет (кратко)</text:h>
      <text:p text:style-name="P44">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44">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4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14">&lt;</text:span><text:span text:style-name="T22">больше извинений. Макс ему уже ничем не обязан — типа уволился</text:span><text:span text:style-name="T14">&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6">Разве что деньги со счёта на карточку забуду перевести.</text:span></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14">&lt;</text:span><text:span text:style-name="T23">Сделать диалог более «машинным»</text:span><text:span text:style-name="T14">&gt;</text:span></text:p>
      <text:p text:style-name="P5"><text:span text:style-name="T14">&gt;\</text:span>Привет, Нексус. Это Макс.</text:p>
      <text:p text:style-name="P5"><text:span text:style-name="T14">&lt;\</text:span>Привет Макс. </text:p>
      <text:p text:style-name="P5"><text:span text:style-name="T14">&gt;\</text:span>Как самочувствие?</text:p>
      <text:p text:style-name="P5"><text:span text:style-name="T14">&lt;\</text:span>Чувствую себя хорошо.</text:p>
      <text:p text:style-name="P5"><text:span text:style-name="T14">&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14">&gt;\</text:span>Как тебя зовут?</text:p>
      <text:p text:style-name="P5"><text:span text:style-name="T14">&lt;\</text:span>Нексус.</text:p>
      <text:p text:style-name="P5"><text:span text:style-name="T14">&gt;\</text:span>Сколько тебе лет?</text:p>
      <text:p text:style-name="P5"><text:span text:style-name="T14">&lt;\</text:span>Два года с начала запуска кластера.</text:p>
      <text:p text:style-name="P5"><text:span text:style-name="T14">&gt;\</text:span>Какой сейчас год?</text:p>
      <text:p text:style-name="P5"><text:span text:style-name="T14">&gt;\</text:span>2025-й.</text:p>
      <text:p text:style-name="P5"><text:span text:style-name="T14">&gt;\</text:span>Как называется наш проект?</text:p>
      <text:p text:style-name="P5"><text:span text:style-name="T14">&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14">&gt;\</text:span>Нексус, отключи память событий за последнюю неделю.</text:p>
      <text:p text:style-name="P5"><text:span text:style-name="T14">&lt;\</text:span>Выполнено.</text:p>
      <text:p text:style-name="P5"><text:span text:style-name="T14">&gt;\</text:span>Задача по корпоративной логике. Выдай наиболее оптимальное решение. </text:p>
      <text:p text:style-name="P5"><text:span text:style-name="T14">&gt;\</text:span>Постановка задачи.</text:p>
      <text:p text:style-name="P5"><text:span text:style-name="T1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14">&gt;\</text:span>Ограничения.</text:p>
      <text:p text:style-name="P5"><text:span text:style-name="T14">&gt;\</text:span>Ты не можешь подать в суд на компанию Б и ждать результатов, так как за время разбирательства компания А обанкротится.</text:p>
      <text:p text:style-name="P5"><text:span text:style-name="T14">&gt;\</text:span>Задание.</text:p>
      <text:p text:style-name="P5"><text:soft-page-break/><text:span text:style-name="T14">&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15">&lt;\</text:span><text:span text:style-name="T19">Задача принята...</text:span></text:p>
      <text:p text:style-name="P5"><text:span text:style-name="T14">&lt;\</text:span>...</text:p>
      <text:p text:style-name="P5"><text:span text:style-name="T14">&lt;\</text:span>...</text:p>
      <text:p text:style-name="P5"><text:span text:style-name="T14">&lt;\</text:span>Решение:</text:p>
      <text:p text:style-name="P5"><text:span text:style-name="T14">&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5"><text:span text:style-name="T14">&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5"/>
      <text:p text:style-name="P44">Хм, не понял? Что за хрень?</text:p>
      <text:p text:style-name="P44"/>
      <text:p text:style-name="P45"><text:span text:style-name="T14">&gt;</text:span>\Нексус, почему ты используешь жёсткие настройки?</text:p>
      <text:p text:style-name="P45"><text:span text:style-name="T14">&lt;\</text:span>Настройки правильные.</text:p>
      <text:p text:style-name="P45"/>
      <text:p text:style-name="P44">Хм. Кто-то из релиз-команды лажанулся. Ладно, проехали.</text:p>
      <text:p text:style-name="P44">А что у нас с аналитикой?</text:p>
      <text:p text:style-name="P46"/>
      <text:p text:style-name="P45"><text:span text:style-name="T14">&gt;</text:span>\Нексус, почему ты отвечаешь на вопросы?<text:span text:style-name="T14">&lt;</text:span><text:span text:style-name="T25">придумать что-то поумнее</text:span><text:span text:style-name="T14">&gt;</text:span></text:p>
      <text:p text:style-name="P45"/>
      <text:p text:style-name="P44">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4">Ага, уже теплее.</text:p>
      <text:p text:style-name="P44"/>
      <text:p text:style-name="P45"><text:span text:style-name="T14">&gt;</text:span>\Нексус, выдай диагностику модулей в сжатом формате</text:p>
      <text:p text:style-name="P44"/>
      <text:p text:style-name="P44"><text:soft-page-break/>Йо! </text:p>
      <text:p text:style-name="P44">Видеокамеры молча наблюдают за поднятым вверх кулаком.</text:p>
      <text:p text:style-name="P44">Всё понятно. Версия аналитического модуля устарела и стала несовместимой с последним релизом кибермозга. </text:p>
      <text:p text:style-name="P44">Набираю номер прожект-мэнеджера.</text:p>
      <text:p text:style-name="P44"><text:span text:style-name="T14">–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4"><text:span text:style-name="T14">– </text:span>Окей. Спасибо, Макс. <text:span text:style-name="T1">Выручил.</text:span></text:p>
      <text:p text:style-name="P44"><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4"><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4"><text:span text:style-name="T1">– </text:span>Ааа, понятно. Ну ладно, у меня всё. <text:span text:style-name="T1">Отбой</text:span>!</text:p>
      <text:p text:style-name="P44"><text:span text:style-name="T1">– Отбой</text:span>.</text:p>
      <text:p text:style-name="P44">При выходе из аквариума забрал из шкафчика личные вещи, уходя попрощался с охранником.</text:p>
      <text:p text:style-name="P44">Всё, свободен. Хотя <text:s/>суббота уже испорчена.</text:p>
      <text:p text:style-name="P47">***</text:p>
      <text:p text:style-name="P44">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4">Дома настойчиво мяукала Няшка, требуя ужина. <text:span text:style-name="T14">&lt;</text:span><text:span text:style-name="T24">Она потом выскочит во двор и спасётся от голодной смерти во время трёхмесячного пребывания Макса в Эквестрии</text:span><text:span text:style-name="T14">&gt;</text:span></text:p>
      <text:p text:style-name="P44">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4">Надоело, всё надоело. За-дол-ба-ло!</text:p>
      <text:p text:style-name="P44">Какое-то сосущее чувство. Хочется куда-то бежать, догнать что-то важное, <text:s/>ускользающее из сознания.</text:p>
      <text:p text:style-name="P44">Ах, да. Сбегать вниз, в аптеку, купить средство от бессонницы. Вчера последняя пачка закончилась.</text:p>
      <text:p text:style-name="P44">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6">Реальность фантазиям не соответствовала в худшую сторону. </text:span>Ладно, каждому своё.</text:p>
      <text:p text:style-name="P1">Всё же интересно наблюдать за суетливо движущимися светлячками внизу. И сравнивать эту суету с <text:soft-page-break/>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oft-page-break/><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text:soft-page-break/>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text:soft-page-break/>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4">&lt;<text:span text:style-name="T24">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text:soft-page-break/>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text:soft-page-break/>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2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text:soft-page-break/>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oft-page-break/></text:p>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text:soft-page-break/>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14">&lt;</text:span><text:span text:style-name="T21">вот эту-то энергию Дискорд и потратил на превращение в дракона в мире Терры</text:span><text:span text:style-name="T14">&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 Тентаклианы переименовать в пландерсиды</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text:soft-page-break/>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text:soft-page-break/>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text:soft-page-break/>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text:soft-page-break/>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text:soft-page-break/>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14">&lt;</text:span><text:span text:style-name="T22">Расписать в красках церемонию приёма посетителей, как и все остальные церемонии</text:span><text:span text:style-name="T14">&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text:soft-page-break/>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text:soft-page-break/>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text:soft-page-break/>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text:soft-page-break/>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text:soft-page-break/>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text:soft-page-break/>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text:soft-page-break/>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text:soft-page-break/></text:p>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text:soft-page-break/>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text:soft-page-break/>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text:soft-page-break/>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text:soft-page-break/>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text:soft-page-break/>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text:soft-page-break/>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text:soft-page-break/>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text:soft-page-break/>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text:soft-page-break/>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text:soft-page-break/>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text:soft-page-break/>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text:soft-page-break/>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text:soft-page-break/>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52"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889272356498107913" text:style-name="L4">
        <text:list-item>
          <text:p text:style-name="P6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6901022516491266379" text:style-name="L5">
        <text:list-item>
          <text:p text:style-name="P6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7">Ну хорошо. Убедила. В конце-концов, можем поступить так. Вы с Флатти вернётесь обратно а я продолжу поиски здесь.</text:p>
        </text:list-item>
        <text:list-item>
          <text:p text:style-name="P6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7">Вы можете связываться со мной раз в месяц по коридору.</text:p>
        </text:list-item>
        <text:list-item>
          <text:p text:style-name="P6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7">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953765348707048646" text:style-name="L6">
        <text:list-item>
          <text:p text:style-name="P6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8"><text:soft-page-break/>Конечно оставаться. Кто ещё, кроме нас, может найти её?</text:p>
        </text:list-item>
        <text:list-item>
          <text:p text:style-name="P68">Я думал, ты не сможешь оставить Энджела и всех остальных надолго.</text:p>
        </text:list-item>
        <text:list-item>
          <text:p text:style-name="P6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9">Извини, Флаттершай, забылся.</text:p>
        </text:list-item>
        <text:list-item>
          <text:p text:style-name="P69">Та ладно, я ж не против, – возразила Эпплджек. – Не парься, Флатти. Было б хуже, если б он <text:s/>назвал меня Эпплджек на людях.</text:p>
        </text:list-item>
        <text:list-item>
          <text:p text:style-name="P69">Ты так... – запнулась Флаттершай. – Так быстро забыла свою ферму. И...</text:p>
        </text:list-item>
        <text:list-item>
          <text:p text:style-name="P69">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9">Как ты можешь так говорить? – расплакалась Флаттершай.</text:p>
        </text:list-item>
        <text:list-item>
          <text:p text:style-name="P69">Эй, девушки, не ссорьтесь! Мы — одна команда! И надеюсь, останемся ею и в дальнейшем. </text:p>
          <text:p text:style-name="P6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9">А если нет? – Эпплджек смотрела мне мне прямо в глаза.</text:p>
          <text:p text:style-name="P69">Я молча пожал плечами. Эпплджек уверенно продолжила.</text:p>
        </text:list-item>
        <text:list-item>
          <text:p text:style-name="P6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9">Спасибо, ЭйДжей.</text:p>
        </text:list-item>
        <text:list-item>
          <text:p text:style-name="P69">Я об Эквестрии беспокоюсь. – ворчливо отозвалась Эпплджек. – Надо разобраться с этой ерундой наконец-то. И я чертовски намерена это сделать.</text:p>
          <text:p text:style-name="P69">Флаттершай пробормотала нечто, показавшееся мне знакомым.</text:p>
        </text:list-item>
        <text:list-item>
          <text:p text:style-name="P69">Флатти, ты что-то сказала? Я не расслышал.</text:p>
        </text:list-item>
        <text:list-item>
          <text:p text:style-name="P69">Намерение Изменяет Реальность.</text:p>
        </text:list-item>
        <text:list-item>
          <text:p text:style-name="P69">Эээ. А где ты слышала эту фразу, если не секрет?</text:p>
        </text:list-item>
        <text:list-item>
          <text:p text:style-name="P6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9">У меня как будто вспыхнула лампочка в мозгу. Кирпичики быстро выстраивались в целостную картину. Я ринулся в прихожую.</text:p>
        </text:list-item>
        <text:list-item>
          <text:p text:style-name="P69">Флатти, ЭйДжей, буду через час. Ждите!</text:p>
        </text:list-item>
      </text:list>
      <text:p text:style-name="P10"/>
      <text:h text:style-name="P51" text:outline-level="2">Почти.</text:h>
      <text:p text:style-name="P13">В офисе меня встретил лыбящийся Стас.</text:p>
      <text:p text:style-name="P13">–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3">Я уставился на Стаса и он, захлёбываясь от торопливости, начал <text:span text:style-name="T14">рассказывать</text:span>.</text:p>
      <text:p text:style-name="P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3">– Ты его уничтожил?</text:p>
      <text:p text:style-name="P13">–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 Ты его уничтожил?</text:p>
      <text:p text:style-name="P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 То есть, на владовском домашнем компьютере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P51" text:outline-level="2">Дискорд</text:h>
      <text:p text:style-name="Text_20_body"/>
      <text:p text:style-name="P24">Девушки поспешно собирались, пока я растолковывал им задачу.</text:p>
      <text:list xml:id="list4278442635938326604" text:style-name="L7">
        <text:list-item>
          <text:p text:style-name="P6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4">Это тот твой приятель, который разбился с полгода назад? – спросила Эпплджек.</text:p>
        </text:list-item>
      </text:list>
      <text:list xml:id="list2047355486396584683" text:style-name="L8">
        <text:list-item>
          <text:p text:style-name="P65">Да, это он.</text:p>
        </text:list-item>
        <text:list-item>
          <text:p text:style-name="P65">А как мы попадём в его квартиру? Там сейчас кто-то живёт? – Флаттершай прыгала на одной ноге, натягивая кед.</text:p>
        </text:list-item>
        <text:list-item>
          <text:p text:style-name="P6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25">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4">&gt;</text:span></text:p>
      <text:p text:style-name="P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Плохо написано!<text:span text:style-name="T14">&gt;</text:span></text:p>
      <text:p text:style-name="P25">Я поднёс брелок пропуска к домофону, но дверь подъезда не открылась. Замигала красная лампочка и зажужжал зуммер.</text:p>
      <text:p text:style-name="P25">Я выругался.</text:p>
      <text:list xml:id="list7438262502619988597" text:style-name="L9">
        <text:list-item>
          <text:p text:style-name="P59">Макс, что случилось? У нас проблемы?</text:p>
        </text:list-item>
        <text:list-item>
          <text:p text:style-name="P5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102357903456315087" text:style-name="L10">
        <text:list-item>
          <text:p text:style-name="P60">Так что, будем ломать дверь? – Эпплджек критически осмотрелась, подмечая бабулек на лавочке и зевак во внутреннем скверике.</text:p>
        </text:list-item>
      </text:list>
      <text:list xml:id="list5674282106239940357" text:style-name="L11">
        <text:list-item>
          <text:p text:style-name="P61">Нет нужды. Лучше станьте-ка сзади меня так, чтобы заслонить от этих бабулек и от вооон той камеры наблюдения.</text:p>
        </text:list-item>
      </text:list>
      <text:list xml:id="list585924580284519827" text:style-name="L12">
        <text:list-header>
          <text:p text:style-name="P7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Раздался лёгкий «кряк» и дверь подалась.</text:p>
      <text:list xml:id="list1486513321045090554" text:style-name="L13">
        <text:list-item>
          <text:p text:style-name="P71">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1816011027599547194" text:style-name="L14">
        <text:list-item>
          <text:p text:style-name="P72"><text:soft-page-break/>Макс, тут окно разбито! И верёвка какая-то висит. – крикнула Флаттершай из кухни.</text:p>
        </text:list-item>
        <text:list-item>
          <text:p text:style-name="P72">Оставь, Флатти, не сейчас! – отмахнулся я.</text:p>
        </text:list-item>
      </text:list>
      <text:p text:style-name="P33">Лампочка питания на ноутбуке горела, <text:s/>но подключенный монитор оставался тёмным. Я постучал по пробелу, но безрезультатно.</text:p>
      <text:list xml:id="list6072332510885255817" text:style-name="L15">
        <text:list-item>
          <text:p text:style-name="P7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3">Монитор выключен. – <text:s/>раздалось из угла. Кресло с высокой спинкой повернулось, открыв нашим взорам Дискорда. </text:p>
        </text:list-item>
      </text:list>
      <text:p text:style-name="P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7">Он приподнял панамку, дурашливо здороваясь.</text:p>
      <text:list xml:id="list1728797131999617476" text:style-name="L16">
        <text:list-item>
          <text:p text:style-name="P74">Оп-па! – пробормотала Эпплджек. – Нежданчик!</text:p>
        </text:list-item>
      </text:list>
      <text:list xml:id="list9053608974254663085" text:style-name="L17">
        <text:list-item>
          <text:p text:style-name="P75">Ты, я вижу, времени не терял, – моя рука под прикрытием стола медленно тянулась к тяжёлой фарфоровой кружке, стоящей на краю.</text:p>
        </text:list-item>
        <text:list-item>
          <text:p text:style-name="P53">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3">А почему ты вообще решил искать нас тут? – спросила Эпплджек. – Приехал бы домой. Мы б тебя чаем напоили.</text:p>
        </text:list-item>
        <text:list-item>
          <text:p text:style-name="P53">Видишь ли, дорогая Эй-Джей, я с самого начала знал, где находится наша уважаемая принцесса, а времени в обрез, так что...</text:p>
        </text:list-item>
      </text:list>
      <text:p text:style-name="P36">В проёме дверей появилась Флаттершай.</text:p>
      <text:list xml:id="list568661585485432118" text:style-name="L18">
        <text:list-item>
          <text:p text:style-name="P54">С кем это вы тут разговариваете?</text:p>
          <text:p text:style-name="P55">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6">Оглушённый Дискорд попытался было отъехать на кресле в сторону, но я припёр его стулом к стенке.</text:p>
      <text:p text:style-name="P34">– Жанна, Флатти, хватайте ноут и на выход! Я с ним разберусь! Не теряйте вре...!</text:p>
      <text:p text:style-name="P34">– ТЫ ИДИО...!!!</text:p>
      <text:p text:style-name="P34">Дискорд <text:s/>зорал одновременно со мной, прикрываясь от меня руками, когда раздался оглушительный</text:p>
      <text:p text:style-name="P34">...</text:p>
      <text:p text:style-name="P35">БАХ!!!</text:p>
      <text:p text:style-name="P34">…</text:p>
      <text:p text:style-name="P34">Эпплджек с <text:s/>нервным всхлипом опустила толстенный том «Энтерпрайз-паттернов» , издание девятое, дополненное.</text:p>
      <text:p text:style-name="P27">На лице Дискорда появилось удивлённо-мечтательное выражение и он вырубился.</text:p>
      <text:p text:style-name="P27"/>
      <text:h text:style-name="Heading_20_2" text:outline-level="2"><text:soft-page-break/>Селестия</text:h>
      <text:p text:style-name="P27"/>
      <text:p text:style-name="P27">Включенный монитор показал схематическое изображение Селестиии, </text:p>
      <text:p text:style-name="P28">&gt;\<text:span text:style-name="T1">Привет, Селестия. Это Макс. Как себя чувствуешь?</text:span></text:p>
      <text:p text:style-name="P28">&lt;\<text:span text:style-name="T1">Макс? МАКС??? МА-А-А-АКС!!! НАКОНЕЦ-ТО! КАК Я РАДА ТЕБЯ СЛЫШАТЬ! </text:span></text:p>
      <text:p text:style-name="P27"/>
      <text:p text:style-name="P28">&gt;\<text:span text:style-name="T1">Я рад, что нашёл тебя, Тия.</text:span></text:p>
      <text:p text:style-name="P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8">&gt;\<text:span text:style-name="T1">Тия, я сейчас подключу микрофон и колонки, и мы сможем общаться более удобно.</text:span></text:p>
      <text:p text:style-name="P27">…</text:p>
      <text:p text:style-name="P27">– Привет опять. Как ты меня слышишь?</text:p>
      <text:p text:style-name="P2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8">– <text:span text:style-name="T1">Могу себе представить. Как-то раз я провёл три часа камере сенсорной депривации. Мне не понравилось.</text:span></text:p>
      <text:p text:style-name="P27">– Эммм... Ваше Высочество, вы в порядке? Мы так рады, что наконец-то нашли Вас! – вклинилась в разговор Эпплджек.</text:p>
      <text:p text:style-name="P27">– Кто тут? Макс, кто ещё с тобой?</text:p>
      <text:p text:style-name="P28"><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8">– <text:span text:style-name="T1">Девочки? Я рада вас слышать. А Твайлайт нет рядом?</text:span></text:p>
      <text:p text:style-name="P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7">При этих словах Дискорд замычал и задёргался. Эпплджек нахмурилась и проверила верёвки, привязывающие его к спинке стула.</text:p>
      <text:p text:style-name="P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7">– Ноутбук — так называется место, где я нахожусь сейчас? А кто это мычит?</text:p>
      <text:p text:style-name="P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7">– О, духи предков, но зачем??? Почему у него кляп во рту?</text:p>
      <text:p text:style-name="P27">– Мы связали его. Он нас предал. И тебя. И Эквестрию. Всех.</text:p>
      <text:p text:style-name="P27">При этих словах Эпплджек и Флаттершай непонимающе уставились на меня, а Дискорд протестующе замычал.</text:p>
      <text:p text:style-name="P27">Я начал рассказывать о своих догадках, и непонимающее выражение на лицах девушек сменилось удивлением.</text:p>
      <text:p text:style-name="P27">– Нифигасе! – Эпплджек уставилась на Дискорда. – Никогда бы не догадалась! Он, конечно, пиз<text:span text:style-name="T14">#</text:span>обол и <text:soft-page-break/>распи<text:span text:style-name="T14">#</text:span>дяй, но чтоб предатель... Я о таком и не думала даже.</text:p>
      <text:p text:style-name="P27">– А зачем тогда ты приложила его книгой? – непонимающе уставился я на неё.</text:p>
      <text:p text:style-name="P27">– Потому что ты напал на него. Я и подумала — тебе виднее. И помогла.</text:p>
      <text:p text:style-name="P27">Флаттершай отрицающе мотнула головой.</text:p>
      <text:p text:style-name="P27">– Не может Дискорд быть предателем. Он мой друг.</text:p>
      <text:p text:style-name="P27">Дискорд благодарственно замычал и закивал головой.</text:p>
      <text:p text:style-name="P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7">Дискорд завёл глаза на лоб и обречённо завыл.</text:p>
      <text:p text:style-name="P27">– Макс, постой. Дай мне поговорить с ним. – сказала Селестия. – Не могу поверить, что Дискорд на такое пошёл.</text:p>
      <text:p text:style-name="P27">– Ну хорошо. Поговори. Послушаем, что он скажет.</text:p>
      <text:p text:style-name="P27">Я красноречиво покачал кулак перед его носом и вытащил кляп.</text:p>
      <text:p text:style-name="P27">...</text:p>
      <text:p text:style-name="P38">– Ффы, тьфу, пффф, пфу! <text:span text:style-name="T14">&lt;</text:span>Вот дискорд! Я, то бишь!<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38">– Это я-то устраиваю цирк?!! ДА ТЫ НА СЕБЯ ПОСМОТРИ, КЛОУН!!! На людей кидаешься, чашками бросаешься, вон, мне нос разбил! Дерёшься...</text:p>
      <text:p text:style-name="P38">Я угрожающе поднёс тряпку к лицу Дискорда.</text:p>
      <text:p text:style-name="P38">– Ещё одно слово в таком тоне, и ты заткнёшься, а мы уйдём в Эквестрию без тебя!</text:p>
      <text:p text:style-name="P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8">Дискорд демонстративно закрыл рот и посвистывая уставился в потолок.</text:p>
      <text:p text:style-name="P38">Разговор зашёл в тупик.</text:p>
      <text:p text:style-name="P40"/>
      <text:p text:style-name="P41">На мониторе высветился текст:</text:p>
      <text:p text:style-name="P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1"/>
      <text:p text:style-name="P41">Из колонок послышался лёгкий шорох.</text:p>
      <text:p text:style-name="P38">– Дик, сейчас не время для ссор. – голос Селестии был мягким, но настойчивым. – Мы в одной лодке.</text:p>
      <text:p text:style-name="P38">– Тебе легко говорить! Тебе не разбивали нос и не оскорбляли угрозами!</text:p>
      <text:p text:style-name="P38">– Ты должен понимать, что у Макса были все основания так себя вести. Твоё поведение вызвало подозрения у него, ведь он мало тебя знает. </text:p>
      <text:p text:style-name="P38">К уговорам Селестии присоединилась Флаттершай.</text:p>
      <text:p text:style-name="P38"><text:soft-page-break/>– Дискорд, миленький, прости его. Макс хороший. Он просто не знал, что ты тоже хороший...</text:p>
      <text:p text:style-name="P38">У Дискорда покраснели уши и он засмущался и заворчал.</text:p>
      <text:p text:style-name="P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8">Я пропустил «дятла» мимо ушей.</text:p>
      <text:p text:style-name="P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8"/>
      <text:p text:style-name="P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8">Потому разбрасываться такой возможностью не стоит. Если уж тебе повезло оказаться в новом мире — исследуй его сполна!..</text:p>
      <text:p text:style-name="P39">***</text:p>
      <text:p text:style-name="P43">&lt;<text:span text:style-name="T1">сюда можно вставить похождения Дискорда — вторая неопубликованная глава. Первая — секс с Селестией</text:span>&gt;</text:p>
      <text:p text:style-name="P39">***</text:p>
      <text:p text:style-name="P39"/>
      <text:p text:style-name="P41">– Развяжите мне, наконец, руки! Или хотя бы одну. Плечами жестикулировать неудобно.... </text:p>
      <text:p text:style-name="P41">Я развязал Дискорду левую руку.</text:p>
      <text:p text:style-name="P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1">Дискорд принялся разминать затёкшее запястье.</text:p>
      <text:p text:style-name="P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1">– Какое письмо, Корди? – вскинулась до этого зачарованно слушавшая Дискорда Флаттершай.</text:p>
      <text:p text:style-name="P41">– Ну ваше же! Вы с Эпплджек написали мне о своих мытарствах тут. Вежливо так написали, спасибо...</text:p>
      <text:p text:style-name="P41"><text:soft-page-break/>Флаттершай покрылась пунцовыми пятнами.</text:p>
      <text:p text:style-name="P41">– Я... Мы... – тут она совсем стушевалась.</text:p>
      <text:p text:style-name="P41">– Так а почему ты сказал, что никто не уйдёт в Эквестрию? – наконец перебила Дискорда скучавшая до этого Эпплджек.</text:p>
      <text:p text:style-name="P41">Дискорд уставился на неё долгим взглядом, а потом хлопнул себя по лбу.</text:p>
      <text:p text:style-name="P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17">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41">– И что? – продолжила его мысль Эпплджек.</text:p>
      <text:p text:style-name="P41">– Эквестрийские три месяца КО-РО-ЧЕ местных. – с нажимом повторил Дискорд. – По моим подсчётам, на два дня.</text:p>
      <text:p text:style-name="P41">– И?!! – до меня уже дошло, но Эпплджек продолжала тупить.</text:p>
      <text:p text:style-name="P41">– Короче, времени у нас осталось что-то около пятнадцати минут. Или около того. – заявил Дискорд, поднеся к глазам запястье с массивными часами.</text:p>
      <text:p text:style-name="P41">– СКОЛЬКО??? – воскликнули хором я и девушки.</text:p>
      <text:p text:style-name="P41">Дискорд открыл было рот, но его слова заглушил звонок в дверь.</text:p>
      <text:p text:style-name="P41">– ОТКРОЙТЕ, ПОЛИЦИЯ! Вам даётся полминуты, чтобы открыть дверь. Через тридцать секунд дверь будет выбита!</text:p>
      <text:p text:style-name="P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1">Массаракш!</text:p>
      <text:p text:style-name="P41">– На крышу, живо!!! Через окно на кухне! – зашипел Дискорд, отчаянно дёргая узлы свободной рукой.</text:p>
      <text:p text:style-name="P41">Эпплджек, одной рукой сгребя в охапку ноутбук, второй увлекая Флаттершай, кинулась на кухню.</text:p>
      <text:p text:style-name="P41">– А толку? Куда мы с крыши денемся? – спросил я растерянно. Дискорд только раздражённо зарычал в ответ.</text:p>
      <text:p text:style-name="P38">Дверь содрогнулась от мощного удара. Послышался стук падающей штукатурки. Я сломя голову кинулся на кухню.</text:p>
      <text:p text:style-name="P38">– Развяжи меня, идиот!!! – гаркнул вдогонку Дискорд.</text:p>
      <text:p text:style-name="P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8">– Давай на крышу! Я догоню! – рявкнул он, освобождая вторую руку.</text:p>
      <text:p text:style-name="P38">От второго удара дверная коробка крякнула и наполовину въехала в коридор. </text:p>
      <text:p text:style-name="P38">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8">Верёвка в кухонном окне дёргалась от движений лезущих по ней Флатти и Эпплджек. Я словил её рукой и стал на подоконник.</text:p>
      <text:p text:style-name="P38">Чёрт!</text:p>
      <text:p text:style-name="P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8">Но нет, триста тысяч чертей, раз девушки смогли – я тоже смогу!</text:p>
      <text:p text:style-name="P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8">Я успел сократить расстояние до Эпплджек наполовину, когда девушки нашли решение.</text:p>
      <text:p text:style-name="P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8">Я выдохнул.</text:p>
      <text:p text:style-name="P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8">Чёрт! Чёрт! Чёрт! Чёрт!</text:p>
      <text:p text:style-name="P38">Бля!!!...</text:p>
      <text:p text:style-name="P38">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38"><text:soft-page-break/></text:p>
      <text:h text:style-name="Heading_20_2" text:outline-level="2">Назад, в Эквестрию</text:h>
      <text:p text:style-name="P38"/>
      <text:p text:style-name="P38">Долго паниковать не пришлось. </text:p>
      <text:p text:style-name="P38">Я почувствовал сильный рывок за шиворот и захват поперёк груди. </text:p>
      <text:p text:style-name="P38">– ОТПУСТИ ДЕВЧОНКУ!!! – загрохотало мне в ухо. Я открыл глаза.</text:p>
      <text:p text:style-name="P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8">Я чуть поднял глаза и уставился в чешуйчатую морду дракона.</text:p>
      <text:p text:style-name="P38">– Отпусти Эпплджек. Я её держу. – повторил Дискорд. – Мне сбалансироваться надо. Вы не такие уж и лёгкие.</text:p>
      <text:p text:style-name="P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8">Наконец это ему удалось, и дальнейший подъём на крышу происходил в молчании.</text:p>
      <text:p text:style-name="P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8">Флаттершай оторвала заплаканное лицо от моей ветровки.</text:p>
      <text:p text:style-name="P38">– Да-да, ты прав, Корди. Я готова.</text:p>
      <text:p text:style-name="P38">На длинной шее Дискорда разместились Эпплджек и Флаттершай. Я, для сохранения баланса, разместился позади крыльев.</text:p>
      <text:p text:style-name="P38">Дискорд расправил крылья и начал короткую пробежку к краю.</text:p>
      <text:p text:style-name="P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8">И мы полетели навстречу закату.</text:p>
      <text:p text:style-name="P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8">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8">– Пристегните ремни! – проревел Дискорд, резко ускоряясь. – Будет весело!!!</text:p>
      <text:p text:style-name="P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8">– ЙУУУУУУУХХХУУУУУ!!! – заорал Дискорд, сложил крылья и врезался в шар.</text:p>
      <text:p text:style-name="P42">&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5"/>
      <text:p text:style-name="P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14">–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oft-page-break/><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3">– Стоп, не торопись. – у меня голова пошла кругом от информации. – Я ничего не понял. Какие-такие проблемы? Какие варианты? Зачем его поддерживать?</text:p>
      <text:p text:style-name="P13">Анакорн недовольно поморщился, но продолжил.</text:p>
      <text:p text:style-name="P13">– К сожалению, я не могу напрямую общаться с сущностями низших энергетических уровней — сожгу к чёртям собачьим и их самих, и их среду обитания. Приходится <text:span text:style-name="T31">ухищряться</text:span>: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3">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3">На голограмме появилась солнечная система Эквуса. Почему-то в центре системы был сам Эквус. Вокруг него вращались солнце и луна.</text:p>
      <text:p text:style-name="P13">Анакорн плюхнулся обратно в кресло и схватился за голову. Потом, немного успокоившись, <text:soft-page-break/>продолжил.</text:p>
      <text:p text:style-name="P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text:span><text:span text:style-name="T10">В</text:span><text:span text:style-name="T1"> астральном </text:span><text:span text:style-name="T10">плане</text:span><text:span text:style-name="T1">, конечно. </text:span><text:span text:style-name="T10">В</text:span><text:span text:style-name="T1">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2">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3">Анакорн постучал по столику указкой. Солнечная система увеличилась, оставив в поле зрения только шар Эквуса.</text:p>
      <text:p text:style-name="P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text:span text:style-name="T31">баланс и </text:span>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18">Ко мне наконец-то пришло понимание ситуации.</text:p>
      <text:p text:style-name="P1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3">Анакорн смутился.</text:p>
      <text:p text:style-name="P13">– К сожалению, нет. <text:span text:style-name="T31">Я — не его демиург. </text:span>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3">(<text:span text:style-name="T19">Ученик поднял копыто, желая ответить на вопрос, когда </text:span><text:span text:style-name="T20">Стар С</text:span><text:span text:style-name="T19">вирл </text:span><text:span text:style-name="T20">Бородатый </text:span><text:span text:style-name="T19">громко икнул и уставился в огонь. Так было каждый раз перед тем, как </text:span><text:span text:style-name="T20">С</text:span><text:span text:style-name="T19">вирл </text:span><text:span text:style-name="T20">Бородатый </text:span><text:span text:style-name="T19">произносил очередную мудрость, и ученик приготовил перо и бумагу.</text:span></text:p>
      <text:p text:style-name="P13"><text:span text:style-name="T19">– Сам ты раздолбай! – произнёс, наконец, Свирл</text:span>)</text:p>
      <text:p text:style-name="P13">… И создали вы его достаточно топорно — видишь, он трещит по швам.</text:p>
      <text:p text:style-name="P13"><text:soft-page-break/>– Хмм. То есть, это брони создали Эквус?</text:p>
      <text:p text:style-name="P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3">Я вспомнил события последнего года <text:span text:style-name="T14">&lt;</text:span>упомянуть в эпизоде на Терре, что МЛП-сериал закрылся год назад<text:span text:style-name="T14">&gt;</text:span></text:p>
      <text:p text:style-name="P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3">Анакорн с такой силой сжал карандаш, что он хрустнул.</text:p>
      <text:p text:style-name="P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6">– </text:p>
      <text:p text:style-name="P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8">– Верни Рэйнбоу!!!</text:p>
      <text:p text:style-name="P18">Обломки карандаша выпали из кулака Анакорна на столик.</text:p>
      <text:p text:style-name="P18">– Э-э-э… м-м-м… ну-у-у... Нельзя сказать, что это совсем невыполнимо… Но, прямо скажу, задачка не для студента!</text:p>
      <text:p text:style-name="P18">– А ты студент?</text:p>
      <text:p text:style-name="P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8">– Нет. Плата остаётся неизменной. Тут мы квиты. У меня тоже мало шансов помочь тебе — я не имею ни малейшего понятия, как это сделать.</text:p>
      <text:p text:style-name="P18">Ставшие почти прозрачными стены комнаты снова обрели материальность. Анакорн пожал плечами и протянул мне руку через столик.</text:p>
      <text:p text:style-name="P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8">Я задумался.</text:p>
      <text:p text:style-name="P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8">Анакорн почесал в затылке.</text:p>
      <text:p text:style-name="P18">– А кьютимарки? Как, <text:span text:style-name="T14">&lt;чёрт&gt;</text:span> меня побери, объяснить кьютимарки?</text:p>
      <text:p text:style-name="P18">– А кьютимарки ты сам даришь пони, когда распознаёшь их жизненное предназначение.</text:p>
      <text:p text:style-name="P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8">Я пожал плечами.</text:p>
      <text:p text:style-name="P18">– А по-другому я не могу объяснить их появление. К сожалению.</text:p>
      <text:p text:style-name="P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9">– Хорошо. Уболтал. Кьютимарки беру на себя. Так и знал, что мне самое трудное достанется!</text:p>
      <text:p text:style-name="P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9">Анакорн проследил мой взгляд.</text:p>
      <text:p text:style-name="P29"><text:soft-page-break/>– Нечего так смотреть. Если я стану применять магию вместо ловкости, теряется весь смысл упражнения... О, глянь-ка на Эквус!</text:p>
      <text:p text:style-name="P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9"/>
      <text:p text:style-name="P32">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2"/>
      <text:p text:style-name="P29">Я опять задумался. В голове было пусто. Хотя, если подумать с точки зрения программиста, можно... Наверное можно, раз все предыдущее прокатило...</text:p>
      <text:p text:style-name="P30">–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0">– Не понял? Это как? Как ты совместишь разрушенную магическими войнами Эквестрию с романтически-сексуальным раем для попаданцев?</text:p>
      <text:list xml:id="list2228389617212035820" text:style-name="L19">
        <text:list-item>
          <text:p text:style-name="P76">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6">Анакорн долго мусолил карандаш, а потом вдруг заржал.</text:p>
        </text:list-item>
        <text:list-item>
          <text:p text:style-name="P76">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76">Я ничего никому не назначаю. Ты просил меня придумать отмазку для объяснения различий в фэндоме — я придумал. Не нравится — ну, извиняй.</text:p>
          <text:p text:style-name="P76">Анакорн примирительно похлопал меня по плечу.</text:p>
        </text:list-item>
        <text:list-item>
          <text:p text:style-name="P76">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6">Я подозрительно посмотрел на Анакорна.</text:p>
        </text:list-item>
        <text:list-item>
          <text:p text:style-name="P76">Какой ещё, нафиг, «мой фанфик»? Я никакого фанфика не писал. И не собираюсь, вообще-то.</text:p>
        </text:list-item>
      </text:list>
      <text:p text:style-name="P30"><text:tab/>Анакорн ехидно ухмыльнулся и откинулся в кресле, переплетя пальцы за затылком.</text:p>
      <text:list xml:id="list8580796895238198637" text:style-name="L20">
        <text:list-item>
          <text:p text:style-name="P77">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8216293050804670514" text:style-name="L21">
        <text:list-item>
          <text:p text:style-name="P78">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8">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8">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8">Анакорн развёл руками.</text:p>
        </text:list-item>
        <text:list-item>
          <text:p text:style-name="P78">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29">Анакорн, глядя на мои терзания, понимающе кивнул и продолжил.</text:p>
      <text:p text:style-name="P1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3">– Гм! Я бы попросил тебя не касаться моих отношений с Рэйнбоу.</text:p>
      <text:p text:style-name="P13">– Так ведь не только с Рэйнбоу Дэш! Ты разве не заметил, что тобой интересуются и остальные — при том, что ты не их вида. Уж поверь, <text:span text:style-name="T29">несмотря на дефицит жеребцов в Эквестрии,</text:span> <text:span text:style-name="T29">у кобылок есть возможность удовлетворить себя, кроме как интересоваться самцами отличных от пони видов</text:span>. Просто у Эквуса нет в наличии самок твоего вида — вот он и пытался удовлетворить тебя хоть так. Поверь, ему очень нужна твоя помощь.</text:p>
      <text:p text:style-name="P13">У меня сердце буквально ухнуло куда-то вниз, в область желудка.</text:p>
      <text:p text:style-name="P13">– Вот так раз! А я-то думал, <text:span text:style-name="T32">дружба, </text:span>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3">– Та ладно, не утешай. Я не маленький ребёнок. <text:span text:style-name="T32">Долг платежём красен. </text:span>Сделаю то, что ты хочешь. <text:soft-page-break/>Как сумею.</text:p>
      <text:p text:style-name="P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3">Анакорн наблюдал за мной без улыбки. По его нейтральному выражению лица невозможно было догадаться, о чём он думает.</text:p>
      <text:p text:style-name="P13">– Ну вот и отлично. Рад, что мы наконец-то пришли к сделке.</text:p>
      <text:p text:style-name="P1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9">– Пора закругляться. Ты начинаешь сгорать. Надо утрясти последние детали, пока ещё есть пару минут.</text:p>
      <text:p text:style-name="P13">– Валяй. Я тебя внимательно слушаю.</text:p>
      <text:p text:style-name="P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3">– А я разве сплю?</text:p>
      <text:p text:style-name="P13">– Сейчас — нет. Но как только мы закроем сделку — проснёшься. Потому что нет иного способа вернуть тебя в реальный мир.</text:p>
      <text:p text:style-name="P13">– Эээ, постой. А как я в Эквестрию и обратно возвращался?</text:p>
      <text:p text:style-name="P13">– <text:span text:style-name="T32">С помощью магии, конечно. А я —</text:span>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3">Так вот, возвращать тебя обратно в твой мир я не буду. Во-первых, может возникнуть временная петля,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text:span text:style-name="T32">— боится за свою целостность</text:span>.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3">– Хренасе! Мне теперь, выходит и возвращаться некуда? <text:span text:style-name="T33">А как я фанфик напишу? </text:span>Так вот, кто за мной всё время охотился! А я-то, блядь, на Дискорда валил!</text:p>
      <text:p text:style-name="P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Как небольшой бонус от меня, ты станешь на <text:span text:style-name="T33">десяток</text:span> лет моложе, <text:span text:style-name="T33">так как проснёшься в прошлом, в те времена, когда фэндом ещё не умер и у Эквуса было достаточно поклонников. </text:span>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3"><text:span text:style-name="T33">– </text:span>Ты ещё увидишь пару снов на прощание. Удачи!</text:p>
      <text:p text:style-name="P13"/>
      <text:p text:style-name="P14">***</text:p>
      <text:p text:style-name="P13">– Привет, Макс. – образ Селестии снова реял передо мной, как полгода назад. – Я хочу поблагодарить <text:soft-page-break/>тебя за всё.</text:p>
      <text:p text:style-name="P13">– Пожалста. – ответил я безучастно. – Всегда рад. <text:span text:style-name="T34">Только </text:span>Вам не нужно было ТАК распинаться, чтобы заручиться моей помощью.</text:p>
      <text:p text:style-name="P13">Селестия на мгновение смутилась, но продолжила.</text:p>
      <text:p text:style-name="P13">– <text:s text:c="2"/>За благополучие Эквестрии я бы и не ТАК разопнулась, но в данном случае ты не прав. Я была искренней с тобой и всё, что было между нами — настоящее.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8">Селестия кивнула, соглашаясь, и образ её начал меркнуть.</text:p>
      <text:p text:style-name="P42">– <text:span text:style-name="T1">Окей. Будь счастлив и... спасибо тебе за всё, Макс.</text:span></text:p>
      <text:p text:style-name="P38">…</text:p>
      <text:p text:style-name="P4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text:span><text:span text:style-name="T11">вез</text:span><text:span text:style-name="T1">ти вас всех в Эквестрию! А ты и остатками </text:span><text:span text:style-name="T11">силы </text:span><text:span text:style-name="T1">не позволил распорядиться! У меня и без тебя, знаешь ли, была куча идей, как её потратить! Например, поменять местами Солнце и Луну! Или создать </text:span><text:span text:style-name="T11">многоразовый </text:span><text:span text:style-name="T1">попкорн! Или отрастить Селестии вторую голову! <text:s/>Или создать кучу миров на свой рассудок и развлекаться </text:span><text:span text:style-name="T11">в них</text:span><text:span text:style-name="T1"> от души! Или... упс... … Ты меня уел!.. Таки да! Сдаюсь. Разрешите откланяться!..</text:span></text:p>
      <text:p text:style-name="P38"/>
      <text:list xml:id="list4767562754673011991" text:style-name="L22">
        <text:list-header>
          <text:p text:style-name="P79">(<text:span text:style-name="T24">Луна — как повелительница снов, слышала разговор Макса с Анакорном</text:span>)</text:p>
          <text:p text:style-name="P80"/>
        </text:list-header>
      </text:list>
      <text:p text:style-name="P39">***</text:p>
      <text:p text:style-name="P11"><text:span text:style-name="T11">–</text:span> Ты?..</text:p>
      <text:p text:style-name="P11"><text:span text:style-name="T11">–</text:span> Ты??!</text:p>
      <text:p text:style-name="P11"><text:span text:style-name="T11">–</text:span> Ты мне снишься??</text:p>
      <text:p text:style-name="P11"><text:span text:style-name="T11">–</text:span> Это ты мне снишься!!</text:p>
      <text:p text:style-name="P11"><text:span text:style-name="T11">–</text:span> Неважно… Пусть мы друг-другу снимся… Ты как, Дэш?</text:p>
      <text:p text:style-name="P11"><text:span text:style-name="T1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1"><text:span text:style-name="T11">–</text:span> И я в порядке. Вот, возвращаюсь в свой мир. Ну, не совсем в свой. Почти в свой.</text:p>
      <text:p text:style-name="P11"><text:span text:style-name="T11">–</text:span> Навсегда?</text:p>
      <text:p text:style-name="P11"><text:span text:style-name="T11">–</text:span> Скорее всего, да.</text:p>
      <text:p text:style-name="P11"><text:span text:style-name="T11">–</text:span> Это плохо. Я хотела тебе сказать…</text:p>
      <text:p text:style-name="P11">\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text:soft-page-break/>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
      <text:h text:style-name="Heading_20_2" text:outline-level="2">Земля</text:h>
      <text:p text:style-name="P10"/>
      <text:p text:style-name="P21">Я открыл глаза. <text:span text:style-name="T30">Ч</text:span><text:span text:style-name="T5">ё</text:span><text:span text:style-name="T7">ёёёёёёр</text:span><text:span text:style-name="T5">т... У</text:span>же десять... <text:span text:style-name="T5">Башка чугунная. Вот кой хрен ложиться в два, чтоб потом спать до десяти и нихрена не высыпаться при этом?</text:span> На работу опять к <text:span text:style-name="T5">двенадцати</text:span>ти при<text:span text:style-name="T5">ползу</text:span>. Надоело. <text:span text:style-name="T6">Закисать на работе — вредно для мозгов.</text:span> Надо отдохнуть. <text:span text:style-name="T14">Взя</text:span><text:span text:style-name="T16">т</text:span><text:span text:style-name="T1">ь, </text:span><text:span text:style-name="T5">наконец, </text:span><text:s/>отпуск.<text:span text:style-name="T5">И пошло оно всё к чёрту!</text:span></text:p>
      <text:p text:style-name="P21"><text:span text:style-name="T5">Я нашарил ногами тапки и пошёл в ванную. Проходя мимо стола, зацепился взглядом за</text:span> эскиз <text:span text:style-name="T5">рисунка</text:span>.</text:p>
      <text:p text:style-name="P20">Да, и начну, наконец <text:span text:style-name="T2">свою </text:span>фантазию. <text:span text:style-name="T7">Вот, как позавтракаю, так и начну. </text:span>А то <text:span text:style-name="T12">всё</text:span> собираюсь, да времени нет. <text:span text:style-name="T12">Е</text:span><text:span text:style-name="T2">сли постоянно откладывать </text:span><text:span text:style-name="T9">на завтра</text:span><text:span text:style-name="T2">, так и не </text:span><text:span text:style-name="T9">сделаешь ничего</text:span><text:span text:style-name="T2">. <text:s/></text:span><text:span text:style-name="T9">Завтра никогда не наступит. </text:span><text:span text:style-name="T12">Такое правило есть, называется «Правило 72-х часов». У меня эта граница уже раз десять пройдена.</text:span></text:p>
      <text:p text:style-name="P22"><text:span text:style-name="T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text:span><text:span text:style-name="T2">П</text:span><text:span text:style-name="T1">опытка притронуться щёткой к зубу вызвала ноющую боль. </text:span></text:p>
      <text:p text:style-name="P22"><text:span text:style-name="T8">Массаракш</text:span><text:span text:style-name="T3">! Сегодня ж вечером к зубному! Значит, на работу нужно </text:span><text:span text:style-name="T1">выбраться </text:span><text:span text:style-name="T3">пораньше. <text:s/>Как</text:span><text:span text:style-name="T7">ой</text:span><text:span text:style-name="T3"> там, нахрен, </text:span><text:span text:style-name="T7">завтрак? Какая, нахрен,</text:span><text:span text:style-name="T3"> фантазия? </text:span><text:span text:style-name="T7">Г</text:span><text:span text:style-name="T3">леб </text:span><text:span text:style-name="T7">ещё позавчера ныл</text:span><text:span text:style-name="T3">, что три критических </text:span><text:span text:style-name="T1">задачи</text:span><text:span text:style-name="T3"> не закрыто. </text:span><text:span text:style-name="T1">Если сегодня не сделаю хотя бы две из них, напишет кляузу </text:span><text:span text:style-name="T8">Брюсу</text:span><text:span text:style-name="T1">, а он и так меня держит на карандаше... </text:span><text:span text:style-name="T4">Вот так всегда. Фак!</text:span></text:p>
      <text:p text:style-name="P22"><text:span text:style-name="T4">Д</text:span><text:span text:style-name="T1">оставая из стола ключи от машины, опять наткнулся взглядом на эс</text:span><text:span text:style-name="T7">к</text:span><text:span text:style-name="T1">из.</text:span></text:p>
      <text:p text:style-name="P22"><text:span text:style-name="T1">Ну хорошо, если нет времени писать, так хоть название придумаю. Уже хоть </text:span><text:span text:style-name="T8">какой-то крохотный шажок, с которого можно будет начать</text:span><text:span text:style-name="T1">. Вот, к примеру, </text:span><text:span text:style-name="T8">хорошее название: </text:span><text:span text:style-name="T1">«</text:span><text:span text:style-name="T8">Два мира</text:span><text:span text:style-name="T1">». </text:span><text:span text:style-name="T8">Или «Туда и обратно». Хотя, нет, «Туда и обратно» уже у кого-то было. Кажись, у Толкиена. А вот, кстати... А почему бы и нет? Хорошее ведь название? И интригующее — сразу </text:span><text:span text:style-name="T13">сесть за клавиатуру </text:span><text:span text:style-name="T8">захотелось...</text:span></text:p>
      <text:p text:style-name="P23"><text:span text:style-name="T8">Н</text:span><text:span text:style-name="T1">азову-ка я фантазию «Последний фанфик».</text:span></text:p>
      <text:p text:style-name="P49"/>
      <text:p text:style-name="P50"/>
      <text:p text:style-name="P5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7">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text:soft-page-break/>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2">&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2"/>
      <text:p text:style-name="P12"/>
      <text:p text:style-name="P3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5T20:41:27.802000000</dc:date>
    <meta:editing-duration>P28DT13H31M20S</meta:editing-duration>
    <meta:editing-cycles>362</meta:editing-cycles>
    <meta:generator>LibreOffice/4.1.2.3$Windows_x86 LibreOffice_project/40b2d7fde7e8d2d7bc5a449dc65df4d08a7dd38</meta:generator>
    <meta:document-statistic meta:table-count="0" meta:image-count="0" meta:object-count="0" meta:page-count="79" meta:paragraph-count="945" meta:word-count="42003" meta:character-count="281652" meta:non-whitespace-character-count="239995"/>
  </office:meta>
</office:document-meta>
</file>